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0pt" fo:font-style="normal" fo:text-shadow="1pt 1pt" style:text-underline-style="none" fo:font-weight="normal" style:letter-kerning="true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2.774cm" svg:x="1.27cm" svg:y="0.508cm">
          <draw:text-box>
            <text:p text:style-name="P1"><text:span text:style-name="T1">First Reading</text:span></text:p>
            <text:p text:style-name="P1"><text:span text:style-name="T2">Acts 11:1–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3">1</text:span><text:span text:style-name="T4">Now the apostles and the brothers who were throughout Judea heard that the Gentiles also had received the word of God. </text:span><text:span text:style-name="T3">2</text:span><text:span text:style-name="T4">So when Peter went up to Jerusalem, the circumcision party criticized him, say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6.263cm" svg:x="1.27cm" svg:y="0.508cm">
          <draw:text-box>
            <text:p text:style-name="P4"><text:span text:style-name="T3">3</text:span><text:span text:style-name="T4">“You went to uncircumcised men and ate with them.” </text:span><text:span text:style-name="T3">4</text:span><text:span text:style-name="T4">But Peter began and explained it to them in order: </text:span><text:span text:style-name="T3">5</text:span><text:span text:style-name="T4">“I was in the city of Joppa praying, and in a trance I saw a visi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4">something like a great sheet descending, being let down from heaven by its four corners, and it came down to me. </text:span><text:span text:style-name="T5"><text:s/></text:span><text:span text:style-name="T6">6</text:span><text:span text:style-name="T5">Looking at it closely, I observed animals and beasts of prey and reptiles and birds of the ai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4cm" svg:height="6.263cm" svg:x="1.27cm" svg:y="0.508cm">
          <draw:text-box>
            <text:p text:style-name="P4"><text:span text:style-name="T6">7</text:span><text:span text:style-name="T5">And I heard a voice saying to me, ‘Rise, Peter; kill and eat.’ </text:span><text:span text:style-name="T6">8</text:span><text:span text:style-name="T5">But I said, ‘By no means, Lord; for nothing common or unclean has ever entered my mouth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5.4cm" svg:height="6.263cm" svg:x="1.27cm" svg:y="0.508cm">
          <draw:text-box>
            <text:p text:style-name="P4"><text:span text:style-name="T6">9</text:span><text:span text:style-name="T5">But the voice answered a second time from heaven, ‘What God has made clean, do not call common.’ </text:span><text:span text:style-name="T6">10</text:span><text:span text:style-name="T5">This happened three times, and all was drawn up again into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5.4cm" svg:height="9.269cm" svg:x="1.27cm" svg:y="0.508cm">
          <draw:text-box>
            <text:p text:style-name="P4"><text:span text:style-name="T6">11</text:span><text:span text:style-name="T5">And behold, at that very moment three men arrived at the house in which we were, sent to me from Caesarea. </text:span><text:span text:style-name="T6">12</text:span><text:span text:style-name="T5">And the Spirit told me to go with them, making no distinction. These six brothers also accompanied me, and we entered the man’s hou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6">13</text:span><text:span text:style-name="T5">And he told us how he had seen the angel stand in his house and say, ‘Send to Joppa and bring Simon who is called Peter; </text:span><text:span text:style-name="T6">14</text:span><text:span text:style-name="T5">he will declare to you a message by which you will be saved, you and all your household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6">15</text:span><text:span text:style-name="T5">As I began to speak, the Holy Spirit fell on them just as on us at the beginning. </text:span><text:span text:style-name="T6">16</text:span><text:span text:style-name="T7">And I remembered</text:span><text:span text:style-name="T5"> the word of the Lord, how he said, ‘John baptized with water, but you will be baptized with the Holy Spirit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5" draw:layer="layout" svg:width="25.4cm" svg:height="6.263cm" svg:x="1.27cm" svg:y="0.508cm">
          <draw:text-box>
            <text:p text:style-name="P4"><text:span text:style-name="T6">17</text:span><text:span text:style-name="T5">If then God gave the same gift to them as he gave to us when we believed in the Lord Jesus Christ, who was I that I could stand in God’s way?” </text:span><text:span text:style-name="T6">18</text:span><text:span text:style-name="T5">When they heard these things they fell sil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5" draw:layer="layout" svg:width="25.4cm" svg:height="4.76cm" svg:x="1.27cm" svg:y="0.508cm">
          <draw:text-box>
            <text:p text:style-name="P4"><text:span text:style-name="T5">And they glorified God, saying, “Then to the Gentiles also God has granted repentance that leads to lif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0:38.647000000</meta:creation-date>
    <dc:date>2016-04-21T10:50:51.505000000</dc:date>
    <meta:editing-duration>PT9M10S</meta:editing-duration>
    <meta:editing-cycles>4</meta:editing-cycles>
    <meta:generator>LibreOffice/5.1.1.3$Windows_X86_64 LibreOffice_project/89f508ef3ecebd2cfb8e1def0f0ba9a803b88a6d</meta:generator>
    <meta:document-statistic meta:object-count="54"/>
  </office:meta>
</office:document-meta>
</file>